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1.11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1.277cm" fo:min-width="1.118cm" fo:padding-top="0.231cm" fo:padding-bottom="0.231cm" fo:padding-left="0.356cm" fo:padding-right="0.3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1.065cm" fo:min-width="0.906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2.159cm" svg:x="3.921cm" svg:y="4.81cm">
          <text:p text:style-name="P1">e0,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762cm" svg:y1="5.826cm" svg:x2="3.921cm" svg:y2="5.826cm">
          <text:p/>
        </draw:line>
        <draw:custom-shape draw:style-name="gr3" draw:text-style-name="P1" xml:id="id2" draw:id="id2" draw:layer="layout" svg:width="2.286cm" svg:height="2.159cm" svg:x="8.322cm" svg:y="4.81cm">
          <text:p text:style-name="P1">e1,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6.207cm" svg:y1="5.89cm" svg:x2="8.322cm" svg:y2="5.89cm" draw:start-shape="id1" draw:start-glue-point="10" draw:end-shape="id2" draw:end-glue-point="6" svg:d="M6207 5890h2115" svg:viewBox="0 0 2116 1">
          <text:p text:style-name="P1">1</text:p>
          <text:p text:style-name="P1"/>
        </draw:connector>
        <draw:connector draw:style-name="gr4" draw:text-style-name="P2" draw:layer="layout" draw:type="curve" draw:line-skew="-0.105cm" svg:x1="4.255cm" svg:y1="5.126cm" svg:x2="5.873cm" svg:y2="5.126cm" draw:start-shape="id1" draw:start-glue-point="5" draw:end-shape="id1" draw:end-glue-point="11" svg:d="M4255 5126c0-1384 1618-1384 1618 0" svg:viewBox="0 0 1619 1039">
          <text:p text:style-name="P1">0</text:p>
          <text:p text:style-name="P1"/>
          <text:p text:style-name="P1"/>
          <text:p text:style-name="P1"/>
        </draw:connector>
        <draw:custom-shape draw:style-name="gr5" draw:text-style-name="P1" xml:id="id3" draw:id="id3" draw:layer="layout" svg:width="2.286cm" svg:height="2.159cm" svg:x="5.423cm" svg:y="8.611cm">
          <text:p text:style-name="P1">e1,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8.656cm" svg:y1="6.653cm" svg:x2="6.566cm" svg:y2="8.611cm" draw:start-shape="id2" draw:start-glue-point="7" draw:end-shape="id3" draw:end-glue-point="4" svg:d="M8656 6653c0 1705-2090 727-2090 1958" svg:viewBox="0 0 2091 1959">
          <text:p text:style-name="P1">0</text:p>
        </draw:connector>
        <draw:connector draw:style-name="gr4" draw:text-style-name="P2" draw:layer="layout" draw:type="curve" draw:line-skew="0.593cm" svg:x1="7.375cm" svg:y1="10.454cm" svg:x2="5.757cm" svg:y2="10.454cm" draw:start-shape="id3" draw:start-glue-point="9" draw:end-shape="id3" draw:end-glue-point="7" svg:d="M7375 10454c0 2272-1618 2272-1618 0" svg:viewBox="0 0 1619 1705">
          <text:p text:style-name="P1">0</text:p>
        </draw:connector>
        <draw:custom-shape draw:style-name="gr5" draw:text-style-name="P1" xml:id="id4" draw:id="id4" draw:layer="layout" svg:width="2.286cm" svg:height="2.159cm" svg:x="10.124cm" svg:y="8.611cm">
          <text:p text:style-name="P1">e0,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709cm" svg:y1="9.691cm" svg:x2="10.124cm" svg:y2="9.691cm" draw:start-shape="id3" draw:start-glue-point="10" draw:end-shape="id4" draw:end-glue-point="6" svg:d="M7709 9691h2415" svg:viewBox="0 0 2416 1">
          <text:p text:style-name="P1">1</text:p>
          <text:p text:style-name="P1"/>
        </draw:connector>
        <draw:connector draw:style-name="gr4" draw:text-style-name="P2" draw:layer="layout" draw:type="curve" svg:x1="10.274cm" svg:y1="6.653cm" svg:x2="11.267cm" svg:y2="8.611cm" draw:start-shape="id2" draw:start-glue-point="9" draw:end-shape="id4" draw:end-glue-point="4" svg:d="M10274 6653c0 1705 993 727 993 1958" svg:viewBox="0 0 994 1959">
          <text:p text:style-name="P1"><text:s text:c="2"/>1</text:p>
        </draw:connector>
        <draw:connector draw:style-name="gr4" draw:text-style-name="P2" draw:layer="layout" draw:type="curve" svg:x1="12.076cm" svg:y1="8.927cm" svg:x2="10.608cm" svg:y2="5.89cm" draw:start-shape="id4" draw:start-glue-point="11" draw:end-shape="id2" draw:end-glue-point="10" svg:d="M12076 8927c0-2025-489-3037-1468-3037" svg:viewBox="0 0 1469 3038">
          <text:p text:style-name="P1"><text:tab/><text:tab/>1</text:p>
        </draw:connector>
        <draw:connector draw:style-name="gr4" draw:text-style-name="P2" draw:layer="layout" draw:type="curve" draw:line-skew="1.219cm" svg:x1="10.458cm" svg:y1="10.454cm" svg:x2="4.255cm" svg:y2="6.653cm" draw:start-shape="id4" draw:start-glue-point="7" draw:end-shape="id1" draw:end-glue-point="7" svg:d="M10458 10454c0 3211-6203 5112-6203-3801" svg:viewBox="0 0 6204 6477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0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7:28:36.222904913</meta:creation-date>
    <dc:date>2019-01-27T17:42:02.365961019</dc:date>
    <meta:editing-duration>PT1M9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